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f3b0" officeooo:paragraph-rsid="0012f3b0"/>
    </style:style>
    <style:style style:name="P2" style:family="paragraph" style:parent-style-name="Standard">
      <style:paragraph-properties fo:text-align="start" style:justify-single-word="false"/>
      <style:text-properties officeooo:rsid="0012f3b0" officeooo:paragraph-rsid="0012f3b0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2f3b0" officeooo:paragraph-rsid="0012f3b0" style:font-weight-asian="bold" style:font-weight-complex="bold"/>
    </style:style>
    <style:style style:name="P4" style:family="paragraph" style:parent-style-name="Standard">
      <style:text-properties officeooo:rsid="001485e0" officeooo:paragraph-rsid="001485e0"/>
    </style:style>
    <style:style style:name="P5" style:family="paragraph" style:parent-style-name="Standard" style:list-style-name="L1">
      <style:text-properties officeooo:rsid="00179b06" officeooo:paragraph-rsid="00179b06"/>
    </style:style>
    <style:style style:name="P6" style:family="paragraph" style:parent-style-name="Standard" style:list-style-name="L1">
      <style:text-properties officeooo:rsid="0012f3b0" officeooo:paragraph-rsid="0012f3b0"/>
    </style:style>
    <style:style style:name="P7" style:family="paragraph" style:parent-style-name="Standard" style:list-style-name="L2">
      <style:text-properties officeooo:rsid="0012f3b0" officeooo:paragraph-rsid="0012f3b0"/>
    </style:style>
    <style:style style:name="P8" style:family="paragraph" style:parent-style-name="Standard" style:list-style-name="L1">
      <style:text-properties fo:font-style="italic" officeooo:rsid="001485e0" officeooo:paragraph-rsid="001485e0" style:font-style-asian="italic" style:font-style-complex="italic"/>
    </style:style>
    <style:style style:name="P9" style:family="paragraph" style:parent-style-name="Standard" style:list-style-name="L1">
      <style:text-properties fo:font-style="italic" officeooo:rsid="00156778" officeooo:paragraph-rsid="00156778" style:font-style-asian="italic" style:font-style-complex="italic"/>
    </style:style>
    <style:style style:name="P10" style:family="paragraph" style:parent-style-name="Standard" style:list-style-name="L1">
      <style:text-properties fo:font-style="italic" officeooo:rsid="0017e241" officeooo:paragraph-rsid="0017e241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56778" style:font-style-asian="normal" style:font-style-complex="normal"/>
    </style:style>
    <style:style style:name="T4" style:family="text">
      <style:text-properties officeooo:rsid="001485e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CO C – <text:span text:style-name="T4">Major Changes</text:span></text:p>
      <text:p text:style-name="P2"/>
      <text:p text:style-name="P4">Improvements</text:p>
      <text:p text:style-name="P1"/>
      <text:list xml:id="list1133716922" text:style-name="L1">
        <text:list-item>
          <text:p text:style-name="P5">Added EE command.</text:p>
        </text:list-item>
        <text:list-item>
          <text:p text:style-name="P6">ANSI library functions are now used to determine character types.</text:p>
        </text:list-item>
        <text:list-item>
          <text:p text:style-name="P8">terminfo<text:span text:style-name="T2"> is </text:span><text:span text:style-name="T3">u</text:span><text:span text:style-name="T2">sed instead of </text:span>termcap<text:span text:style-name="T2">.</text:span></text:p>
        </text:list-item>
        <text:list-item>
          <text:p text:style-name="P9">sigaction<text:span text:style-name="T2"> is used instead of </text:span>signal.</text:p>
        </text:list-item>
        <text:list-item>
          <text:p text:style-name="P9">ncurses <text:span text:style-name="T2">is used instead of </text:span>curses<text:span text:style-name="T2">.</text:span></text:p>
        </text:list-item>
        <text:list-item>
          <text:p text:style-name="P10"><text:span text:style-name="T2">Error if more than one @.</text:span></text:p>
        </text:list-item>
        <text:list-item>
          <text:p text:style-name="P10"><text:span text:style-name="T2">Error if more than two colons.</text:span></text:p>
        </text:list-item>
        <text:list-item>
          <text:p text:style-name="P10"><text:span text:style-name="T2">Error if m argument not allowed.</text:span></text:p>
        </text:list-item>
        <text:list-item>
          <text:p text:style-name="P10"><text:span text:style-name="T2">Error if n argument not allowed.</text:span></text:p>
        </text:list-item>
        <text:list-item>
          <text:p text:style-name="P10"><text:span text:style-name="T2">Error if @ not allowed.</text:span></text:p>
        </text:list-item>
        <text:list-item>
          <text:p text:style-name="P10"><text:span text:style-name="T2">Error if : or :: not allowed.</text:span></text:p>
        </text:list-item>
      </text:list>
      <text:p text:style-name="P1"/>
      <text:p text:style-name="P1">Fixes</text:p>
      <text:p text:style-name="P1"/>
      <text:list xml:id="list1288606247" text:style-name="L2">
        <text:list-item>
          <text:p text:style-name="P7">The <text:span text:style-name="T4">type out function</text:span> <text:span text:style-name="T1">typbuf() </text:span><text:span text:style-name="T2">was </text:span>called to echo characters in commands. This would result in erroneous output if the EU flag was set to 0 or 1.</text:p>
        </text:list-item>
        <text:list-item>
          <text:p text:style-name="P7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17:52:28.479805642</meta:creation-date>
    <dc:date>2019-11-11T11:58:14.600935110</dc:date>
    <meta:editing-duration>PT12M36S</meta:editing-duration>
    <meta:editing-cycles>5</meta:editing-cycles>
    <meta:generator>LibreOffice/6.1.4.2$Linux_X86_64 LibreOffice_project/10$Build-2</meta:generator>
    <meta:document-statistic meta:table-count="0" meta:image-count="0" meta:object-count="0" meta:page-count="1" meta:paragraph-count="16" meta:word-count="114" meta:character-count="556" meta:non-whitespace-character-count="469"/>
  </office:meta>
</office:document-meta>
</file>